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HUAMAN QUISPE GUILLERMIN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HUAMAN QUISPE GUILLERMIN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RAMOS HUAMANI, KUMA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8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1843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23:54:2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